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ext-properties fo:color="#cc00cc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cc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7826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ff99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color="#cc0000"/>
    </style:style>
    <style:style style:name="ce10" style:family="table-cell" style:parent-style-name="Default">
      <style:text-properties fo:color="#0000cc"/>
    </style:style>
    <style:style style:name="ce11" style:family="table-cell" style:parent-style-name="Default">
      <style:text-properties fo:color="#996600"/>
    </style:style>
    <style:style style:name="ce12" style:family="table-cell" style:parent-style-name="Default">
      <style:text-properties fo:color="#007826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ff99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color="#ff99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29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30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37" style:family="table-cell" style:parent-style-name="Default">
      <style:text-properties fo:color="#ff9900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39" style:family="table-cell" style:parent-style-name="Default">
      <style:text-properties fo:color="#009933"/>
    </style:style>
    <style:style style:name="ce40" style:family="table-cell" style:parent-style-name="Default">
      <style:text-properties fo:color="#cc9900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inCells" table:style-name="ta1">
        <table:table-column table:style-name="co1" table:number-columns-repeated="4" table:default-cell-style-name="Default"/>
        <table:table-column table:style-name="co1" table:default-cell-style-name="ce22"/>
        <table:table-column table:style-name="co1" table:number-columns-repeated="5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28" office:value-type="string" calcext:value-type="string">
            <text:p>Δkeff=</text:p>
          </table:table-cell>
          <table:table-cell table:style-name="ce30" table:formula="of:=ABS([.B2]-[.H6])" office:value-type="float" office:value="0.00169000000000019" calcext:value-type="float">
            <text:p>0.00169</text:p>
          </table:table-cell>
          <table:table-cell table:style-name="ce30" table:formula="of:=[.C2]+[.I3]" office:value-type="float" office:value="0.002961" calcext:value-type="float">
            <text:p>0.002961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8" office:value-type="string" calcext:value-type="string">
            <text:p>Δkeff=</text:p>
          </table:table-cell>
          <table:table-cell table:style-name="ce30" table:formula="of:=ABS([.B5]-[.N6])" office:value-type="float" office:value="0.000314000000000147" calcext:value-type="float">
            <text:p>0.000314</text:p>
          </table:table-cell>
          <table:table-cell table:style-name="ce30" table:formula="of:=[.C5]+[.O6]" office:value-type="float" office:value="0.000325" calcext:value-type="float">
            <text:p>0.00032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9" office:value-type="float" office:value="1.18782" calcext:value-type="float">
            <text:p>1.18782</text:p>
          </table:table-cell>
          <table:table-cell table:style-name="ce15" office:value-type="float" office:value="0.000071" calcext:value-type="float">
            <text:p>0.000071</text:p>
          </table:table-cell>
          <table:table-cell/>
          <table:table-cell table:style-name="ce21" office:value-type="string" calcext:value-type="string">
            <text:p>1A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4" office:value-type="string" calcext:value-type="string">
            <text:p>1C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1A_Dep</text:p>
          </table:table-cell>
          <table:table-cell table:style-name="ce3" office:value-type="float" office:value="1.186186" calcext:value-type="float">
            <text:p>1.186186</text:p>
          </table:table-cell>
          <table:table-cell table:style-name="ce3" office:value-type="float" office:value="0.000072" calcext:value-type="float">
            <text:p>0.00007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6" calcext:value-type="float">
            <text:p>1.18396</text:p>
          </table:table-cell>
          <table:table-cell table:style-name="ce32" office:value-type="float" office:value="0.00289" calcext:value-type="float">
            <text:p>0.00289</text:p>
          </table:table-cell>
          <table:table-cell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1.17259" calcext:value-type="float">
            <text:p>1.17259</text:p>
          </table:table-cell>
          <table:table-cell office:value-type="float" office:value="0.00034" calcext:value-type="float">
            <text:p>0.00034</text:p>
          </table:table-cell>
          <table:table-cell/>
        </table:table-row>
        <table:table-row table:style-name="ro1">
          <table:table-cell table:style-name="ce4" office:value-type="string" calcext:value-type="string">
            <text:p>1B</text:p>
          </table:table-cell>
          <table:table-cell table:style-name="ce10" office:value-type="float" office:value="1.182935" calcext:value-type="float">
            <text:p>1.182935</text:p>
          </table:table-cell>
          <table:table-cell table:style-name="ce16" office:value-type="float" office:value="0.000071" calcext:value-type="float">
            <text:p>0.00007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373" calcext:value-type="float">
            <text:p>1.18373</text:p>
          </table:table-cell>
          <table:table-cell table:style-name="ce32" office:value-type="float" office:value="0.00386" calcext:value-type="float">
            <text:p>0.0038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269" calcext:value-type="float">
            <text:p>1.17269</text:p>
          </table:table-cell>
          <table:table-cell office:value-type="float" office:value="0.00039" calcext:value-type="float">
            <text:p>0.00039</text:p>
          </table:table-cell>
          <table:table-cell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1" office:value-type="float" office:value="1.172386" calcext:value-type="float">
            <text:p>1.172386</text:p>
          </table:table-cell>
          <table:table-cell table:style-name="ce17" office:value-type="float" office:value="0.000075" calcext:value-type="float">
            <text:p>0.00007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702" calcext:value-type="float">
            <text:p>1.18702</text:p>
          </table:table-cell>
          <table:table-cell table:style-name="ce32" office:value-type="float" office:value="0.00227" calcext:value-type="float">
            <text:p>0.002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271" calcext:value-type="float">
            <text:p>1.17271</text:p>
          </table:table-cell>
          <table:table-cell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12" office:value-type="float" office:value="1.16315" calcext:value-type="float">
            <text:p>1.16315</text:p>
          </table:table-cell>
          <table:table-cell table:style-name="ce18" office:value-type="float" office:value="0.000069" calcext:value-type="float">
            <text:p>0.000069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 office:value-type="float" office:value="1.18613" calcext:value-type="float">
            <text:p>1.18613</text:p>
          </table:table-cell>
          <table:table-cell table:style-name="ce15" office:value-type="float" office:value="0.00225" calcext:value-type="float">
            <text:p>0.0022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727" calcext:value-type="float">
            <text:p>1.1727</text:p>
          </table:table-cell>
          <table:table-cell table:style-name="ce17" office:value-type="float" office:value="0.00025" calcext:value-type="float">
            <text:p>0.00025</text:p>
          </table:table-cell>
          <table:table-cell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13" office:value-type="float" office:value="0.772366" calcext:value-type="float">
            <text:p>0.772366</text:p>
          </table:table-cell>
          <table:table-cell table:style-name="ce19" office:value-type="float" office:value="0.000078" calcext:value-type="float">
            <text:p>0.000078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9" office:value-type="string" calcext:value-type="string">
            <text:p>Δkeff=</text:p>
          </table:table-cell>
          <table:table-cell table:style-name="ce31" table:formula="of:=ABS([.B3]-[.H14])" office:value-type="float" office:value="0.000445999999999946" calcext:value-type="float">
            <text:p>0.000446</text:p>
          </table:table-cell>
          <table:table-cell table:style-name="ce31" table:formula="of:=[.C3]+[.I14]" office:value-type="float" office:value="0.000312" calcext:value-type="float">
            <text:p>0.00031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9" office:value-type="string" calcext:value-type="string">
            <text:p>Δkeff=</text:p>
          </table:table-cell>
          <table:table-cell table:style-name="ce31" table:formula="of:=ABS([.B6]-[.N14])" office:value-type="float" office:value="0.000400000000000178" calcext:value-type="float">
            <text:p>0.0004</text:p>
          </table:table-cell>
          <table:table-cell table:style-name="ce31" table:formula="of:=[.C6]+[.O14]" office:value-type="float" office:value="0.000339" calcext:value-type="float">
            <text:p>0.000339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1A_Dep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5" office:value-type="string" calcext:value-type="string">
            <text:p>1D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644" calcext:value-type="float">
            <text:p>1.18644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4" calcext:value-type="float">
            <text:p>1.164</text:p>
          </table:table-cell>
          <table:table-cell office:value-type="float" office:value="0.00034" calcext:value-type="float">
            <text:p>0.0003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634" calcext:value-type="float">
            <text:p>1.18634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442" calcext:value-type="float">
            <text:p>1.16442</text:p>
          </table:table-cell>
          <table:table-cell office:value-type="float" office:value="0.00037" calcext:value-type="float">
            <text:p>0.0003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543" calcext:value-type="float">
            <text:p>1.18543</text:p>
          </table:table-cell>
          <table:table-cell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314" calcext:value-type="float">
            <text:p>1.16314</text:p>
          </table:table-cell>
          <table:table-cell office:value-type="float" office:value="0.00029" calcext:value-type="float">
            <text:p>0.0002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6355" calcext:value-type="float">
            <text:p>1.16355</text:p>
          </table:table-cell>
          <table:table-cell table:style-name="ce18" office:value-type="float" office:value="0.00027" calcext:value-type="float">
            <text:p>0.00027</text:p>
          </table:table-cell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8" office:value-type="string" calcext:value-type="string">
            <text:p>Δkeff=</text:p>
          </table:table-cell>
          <table:table-cell table:style-name="ce30" table:formula="of:=ABS([.B4]-[.H22])" office:value-type="float" office:value="0.0000949999999999562" calcext:value-type="float">
            <text:p>0.000095</text:p>
          </table:table-cell>
          <table:table-cell table:style-name="ce30" table:formula="of:=[.C4]+[.I22]" office:value-type="float" office:value="0.000311" calcext:value-type="float">
            <text:p>0.000311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29" office:value-type="string" calcext:value-type="string">
            <text:p>Δkeff=</text:p>
          </table:table-cell>
          <table:table-cell table:style-name="ce31" table:formula="of:=ABS([.B7]-[.N22])" office:value-type="float" office:value="0.000485999999999986" calcext:value-type="float">
            <text:p>0.000486</text:p>
          </table:table-cell>
          <table:table-cell table:style-name="ce31" table:formula="of:=[.C7]+[.O22]" office:value-type="float" office:value="0.000258" calcext:value-type="float">
            <text:p>0.000258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25" office:value-type="string" calcext:value-type="string">
            <text:p>1B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6" office:value-type="string" calcext:value-type="string">
            <text:p>1E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25" calcext:value-type="float">
            <text:p>1.1825</text:p>
          </table:table-cell>
          <table:table-cell table:style-name="ce32"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77158" calcext:value-type="float">
            <text:p>0.77158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307" calcext:value-type="float">
            <text:p>1.18307</text:p>
          </table:table-cell>
          <table:table-cell table:style-name="ce32" office:value-type="float" office:value="0.0004" calcext:value-type="float">
            <text:p>0.000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7201" calcext:value-type="float">
            <text:p>0.77201</text:p>
          </table:table-cell>
          <table:table-cell office:value-type="float" office:value="0.00024" calcext:value-type="float">
            <text:p>0.000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275" calcext:value-type="float">
            <text:p>1.18275</text:p>
          </table:table-cell>
          <table:table-cell table:style-name="ce32" office:value-type="float" office:value="0.00027" calcext:value-type="float">
            <text:p>0.0002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7188" calcext:value-type="float">
            <text:p>0.77188</text:p>
          </table:table-cell>
          <table:table-cell office:value-type="float" office:value="0.00026" calcext:value-type="float">
            <text:p>0.000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284" calcext:value-type="float">
            <text:p>1.18284</text:p>
          </table:table-cell>
          <table:table-cell table:style-name="ce16" office:value-type="float" office:value="0.00024" calcext:value-type="float">
            <text:p>0.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 office:value-type="float" office:value="0.77188" calcext:value-type="float">
            <text:p>0.77188</text:p>
          </table:table-cell>
          <table:table-cell table:style-name="ce38"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ce20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0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</table:table>
      <table:table table:name="Lattices" table:style-name="ta1">
        <table:table-column table:style-name="co1" table:number-columns-repeated="4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2]-[.H6])" office:value-type="float" office:value="1.182733" calcext:value-type="float">
            <text:p>1.182733</text:p>
          </table:table-cell>
          <table:table-cell table:style-name="ce42" table:formula="of:=[.C2]+[.I6]" office:value-type="float" office:value="0.000023" calcext:value-type="float">
            <text:p>0.0000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formula="of:=ABS([.N6]-[.B7])" office:value-type="float" office:value="1.070441" calcext:value-type="float">
            <text:p>1.070441</text:p>
          </table:table-cell>
          <table:table-cell table:style-name="Default" table:formula="of:=[.C7]+[.O6]" office:value-type="float" office:value="0.000025" calcext:value-type="float">
            <text:p>0.00002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formula="of:=ABS([.T6]-[.B13])" office:value-type="float" office:value="1.020999" calcext:value-type="float">
            <text:p>1.020999</text:p>
          </table:table-cell>
          <table:table-cell table:style-name="Default" table:formula="of:=[.U6]+[.C13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733" calcext:value-type="float">
            <text:p>1.182733</text:p>
          </table:table-cell>
          <table:table-cell office:value-type="float" office:value="0.000023" calcext:value-type="float">
            <text:p>0.000023</text:p>
          </table:table-cell>
          <table:table-cell/>
          <table:table-cell table:style-name="ce21" table:formula="of:=[.$A2]" office:value-type="string" office:string-value="2A" calcext:value-type="string">
            <text:p>2A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1" table:formula="of:=[.A7]" office:value-type="string" office:string-value="2E" calcext:value-type="string">
            <text:p>2E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1" table:formula="of:=[.A13]" office:value-type="string" office:string-value="2K" calcext:value-type="string">
            <text:p>2K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Dep</text:p>
          </table:table-cell>
          <table:table-cell office:value-type="float" office:value="1.18139" calcext:value-type="float">
            <text:p>1.1813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2B</text:p>
          </table:table-cell>
          <table:table-cell office:value-type="float" office:value="1.184033" calcext:value-type="float">
            <text:p>1.184033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2C</text:p>
          </table:table-cell>
          <table:table-cell office:value-type="float" office:value="1.174434" calcext:value-type="float">
            <text:p>1.17443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2D</text:p>
          </table:table-cell>
          <table:table-cell office:value-type="float" office:value="1.166137" calcext:value-type="float">
            <text:p>1.16613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9"/>
          <table:table-cell table:style-name="ce15"/>
          <table:table-cell/>
        </table:table-row>
        <table:table-row table:style-name="ro1">
          <table:table-cell table:style-name="ce9" office:value-type="string" calcext:value-type="string">
            <text:p>2E</text:p>
          </table:table-cell>
          <table:table-cell office:value-type="float" office:value="1.070441" calcext:value-type="float">
            <text:p>1.07044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2G</text:p>
          </table:table-cell>
          <table:table-cell office:value-type="float" office:value="0.849236" calcext:value-type="float">
            <text:p>0.84923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30" table:formula="of:=ABS([.B3]-[.H14])" office:value-type="float" office:value="0.00183" calcext:value-type="float">
            <text:p>0.00183</text:p>
          </table:table-cell>
          <table:table-cell table:style-name="ce30" table:formula="of:=[.C3]+[.I14]" office:value-type="float" office:value="0.000334" calcext:value-type="float">
            <text:p>0.00033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8]-[.N14])" office:value-type="float" office:value="0.976903" calcext:value-type="float">
            <text:p>0.976903</text:p>
          </table:table-cell>
          <table:table-cell table:style-name="ce42" table:formula="of:=[.I3]+[.O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3]-[.T14])" office:value-type="float" office:value="0" calcext:value-type="float">
            <text:p>0</text:p>
          </table:table-cell>
          <table:table-cell table:style-name="ce42" table:formula="of:=[.O3]+[.U14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11" office:value-type="string" calcext:value-type="string">
            <text:p>2H</text:p>
          </table:table-cell>
          <table:table-cell office:value-type="float" office:value="0.789746" calcext:value-type="float">
            <text:p>0.789746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24" table:formula="of:=[.A3]" office:value-type="string" office:string-value="2A_Dep" calcext:value-type="string">
            <text:p>2A_Dep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4" table:formula="of:=[.A8]" office:value-type="string" office:string-value="2F" calcext:value-type="string">
            <text:p>2F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4" table:formula="of:=[.A14]" office:value-type="string" office:string-value="2L" calcext:value-type="string">
            <text:p>2L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style-name="ce39" office:value-type="string" calcext:value-type="string">
            <text:p>2I</text:p>
          </table:table-cell>
          <table:table-cell office:value-type="float" office:value="1.180561" calcext:value-type="float">
            <text:p>1.18056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2J</text:p>
          </table:table-cell>
          <table:table-cell office:value-type="float" office:value="0.976101" calcext:value-type="float">
            <text:p>0.976101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274" calcext:value-type="float">
            <text:p>1.1827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2K</text:p>
          </table:table-cell>
          <table:table-cell office:value-type="float" office:value="1.020999" calcext:value-type="float">
            <text:p>1.02099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34" calcext:value-type="float">
            <text:p>1.1834</text:p>
          </table:table-cell>
          <table:table-cell office:value-type="float" office:value="0.00035" calcext:value-type="float">
            <text:p>0.0003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9538" calcext:value-type="float">
            <text:p>1.01953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8322" calcext:value-type="float">
            <text:p>1.18322</text:p>
          </table:table-cell>
          <table:table-cell table:style-name="ce43" office:value-type="float" office:value="0.00031" calcext:value-type="float">
            <text:p>0.00031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4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43"/>
          <table:table-cell/>
        </table:table-row>
        <table:table-row table:style-name="ro1">
          <table:table-cell table:style-name="ce10" office:value-type="string" calcext:value-type="string">
            <text:p>2M</text:p>
          </table:table-cell>
          <table:table-cell office:value-type="float" office:value="0.939462" calcext:value-type="float">
            <text:p>0.939462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2N</text:p>
          </table:table-cell>
          <table:table-cell office:value-type="float" office:value="0.87043" calcext:value-type="float">
            <text:p>0.87043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9" office:value-type="string" calcext:value-type="string">
            <text:p>2O</text:p>
          </table:table-cell>
          <table:table-cell office:value-type="float" office:value="1.048367" calcext:value-type="float">
            <text:p>1.04836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30" table:formula="of:=ABS([.B4]-[.H22])" office:value-type="float" office:value="0.000207000000000068" calcext:value-type="float">
            <text:p>0.000207</text:p>
          </table:table-cell>
          <table:table-cell table:style-name="ce30" table:formula="of:=[.C4]+[.I22]" office:value-type="float" office:value="0.000323" calcext:value-type="float">
            <text:p>0.00032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9]-[.N22])" office:value-type="float" office:value="0.849236" calcext:value-type="float">
            <text:p>0.849236</text:p>
          </table:table-cell>
          <table:table-cell table:style-name="ce42" table:formula="of:=[.I4]+[.O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4]-[.T22])" office:value-type="float" office:value="0" calcext:value-type="float">
            <text:p>0</text:p>
          </table:table-cell>
          <table:table-cell table:style-name="ce42" table:formula="of:=[.O4]+[.U22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40" office:value-type="string" calcext:value-type="string">
            <text:p>2P</text:p>
          </table:table-cell>
          <table:table-cell office:value-type="float" office:value="0.927999" calcext:value-type="float">
            <text:p>0.927999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ce25" table:formula="of:=[.A4]" office:value-type="string" office:string-value="2B" calcext:value-type="string">
            <text:p>2B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5" table:formula="of:=[.A9]" office:value-type="string" office:string-value="2G" calcext:value-type="string">
            <text:p>2G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25" table:formula="of:=[.A15]" office:value-type="string" office:string-value="2M" calcext:value-type="string">
            <text:p>2M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8424" calcext:value-type="float">
            <text:p>1.18424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8429" calcext:value-type="float">
            <text:p>1.18429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 office:value-type="float" office:value="1.18424" calcext:value-type="float">
            <text:p>1.18424</text:p>
          </table:table-cell>
          <table:table-cell table:style-name="ce16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6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0"/>
          <table:table-cell table:style-name="ce16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31" table:formula="of:=ABS([.B5]-[.H30])" office:value-type="float" office:value="0.00073600000000007" calcext:value-type="float">
            <text:p>0.000736</text:p>
          </table:table-cell>
          <table:table-cell table:style-name="ce31" table:formula="of:=[.C5]+[.I30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10]-[.N30])" office:value-type="float" office:value="0.789746" calcext:value-type="float">
            <text:p>0.789746</text:p>
          </table:table-cell>
          <table:table-cell table:style-name="ce42" table:formula="of:=[.C10]+[.O30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5]-[.T30])" office:value-type="float" office:value="0" calcext:value-type="float">
            <text:p>0</text:p>
          </table:table-cell>
          <table:table-cell table:style-name="ce42" table:formula="of:=[.O5]+[.U30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4" table:formula="of:=[.A5]" office:value-type="string" office:string-value="2C" calcext:value-type="string">
            <text:p>2C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4" table:formula="of:=[.A10]" office:value-type="string" office:string-value="2H" calcext:value-type="string">
            <text:p>2H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4" table:formula="of:=[.A16]" office:value-type="string" office:string-value="2N" calcext:value-type="string">
            <text:p>2N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1.17556" calcext:value-type="float">
            <text:p>1.17556</text:p>
          </table:table-cell>
          <table:table-cell office:value-type="float" office:value="0.00039" calcext:value-type="float">
            <text:p>0.00039</text:p>
          </table:table-cell>
          <table:table-cell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number-columns-repeated="2"/>
          <table:table-cell office:value-type="string" calcext:value-type="string">
            <text:p>k-effective</text:p>
          </table:table-cell>
          <table:table-cell table:style-name="ce20" office:value-type="string" calcext:value-type="string">
            <text:p>(Collision)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514" calcext:value-type="float">
            <text:p>1.17514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501" calcext:value-type="float">
            <text:p>1.17501</text:p>
          </table:table-cell>
          <table:table-cell office:value-type="float" office:value="0.00032" calcext:value-type="float">
            <text:p>0.0003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 office:value-type="float" office:value="1.17517" calcext:value-type="float">
            <text:p>1.17517</text:p>
          </table:table-cell>
          <table:table-cell table:style-name="ce17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7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31" table:formula="of:=ABS([.B6]-[.H38])" office:value-type="float" office:value="0.000633000000000106" calcext:value-type="float">
            <text:p>0.000633</text:p>
          </table:table-cell>
          <table:table-cell table:style-name="ce31" table:formula="of:=[.C6]+[.I38]" office:value-type="float" office:value="0.000322" calcext:value-type="float">
            <text:p>0.000322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11]-[.N38])" office:value-type="float" office:value="1.180561" calcext:value-type="float">
            <text:p>1.180561</text:p>
          </table:table-cell>
          <table:table-cell table:style-name="ce42" table:formula="of:=[.C11]+[.O38]" office:value-type="float" office:value="0.000024" calcext:value-type="float">
            <text:p>0.00002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6]-[.T38])" office:value-type="float" office:value="0" calcext:value-type="float">
            <text:p>0</text:p>
          </table:table-cell>
          <table:table-cell table:style-name="ce42" table:formula="of:=[.O6]+[.U38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5" table:formula="of:=[.A6]" office:value-type="string" office:string-value="2D" calcext:value-type="string">
            <text:p>2D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5" table:formula="of:=[.A11]" office:value-type="string" office:string-value="2I" calcext:value-type="string">
            <text:p>2I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5" table:formula="of:=[.A17]" office:value-type="string" office:string-value="2O" calcext:value-type="string">
            <text:p>2O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712" calcext:value-type="float">
            <text:p>1.16712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659" calcext:value-type="float">
            <text:p>1.16659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 office:value-type="float" office:value="1.16677" calcext:value-type="float">
            <text:p>1.16677</text:p>
          </table:table-cell>
          <table:table-cell table:style-name="ce18" office:value-type="float" office:value="0.0003" calcext:value-type="float">
            <text:p>0.000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12"/>
          <table:table-cell table:style-name="ce18"/>
          <table:table-cell/>
        </table:table-row>
        <table:table-row table:style-name="ro1">
          <table:table-cell table:number-columns-repeated="4"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41"/>
          <table:table-cell table:style-name="ce42" table:number-columns-repeated="2"/>
          <table:table-cell/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B12]-[.N46])" office:value-type="float" office:value="0.976101" calcext:value-type="float">
            <text:p>0.976101</text:p>
          </table:table-cell>
          <table:table-cell table:style-name="ce42" table:formula="of:=[.I7]+[.O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1" office:value-type="string" calcext:value-type="string">
            <text:p>Δkeff=</text:p>
          </table:table-cell>
          <table:table-cell table:style-name="ce42" table:formula="of:=ABS([.N7]-[.T46])" office:value-type="float" office:value="0" calcext:value-type="float">
            <text:p>0</text:p>
          </table:table-cell>
          <table:table-cell table:style-name="ce42" table:formula="of:=[.O7]+[.U46]" office:value-type="float" office:value="0" calcext:value-type="float">
            <text:p>0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36"/>
          <table:table-cell table:style-name="ce26" table:number-columns-repeated="2"/>
          <table:table-cell table:style-name="ce8"/>
          <table:table-cell table:style-name="ce14"/>
          <table:table-cell/>
          <table:table-cell table:style-name="ce36" table:formula="of:=[.A12]" office:value-type="string" office:string-value="2J" calcext:value-type="string">
            <text:p>2J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  <table:table-cell table:style-name="ce36" table:formula="of:=[.A18]" office:value-type="string" office:string-value="2P" calcext:value-type="string">
            <text:p>2P</text:p>
          </table:table-cell>
          <table:table-cell table:style-name="ce26" table:number-columns-repeated="2"/>
          <table:table-cell table:style-name="ce8" office:value-type="string" calcext:value-type="string">
            <text:p>k-eff</text:p>
          </table:table-cell>
          <table:table-cell table:style-name="ce14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7"/>
          <table:table-cell table:style-name="ce3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8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7"/>
          <table:table-cell table:style-name="ce38"/>
          <table:table-cell/>
        </table:table-row>
        <table:table-row table:style-name="ro1">
          <table:table-cell table:number-columns-repeated="4"/>
          <table:table-cell table:style-name="ce23"/>
          <table:table-cell table:style-name="ce27" table:number-columns-repeated="3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  <table:table-cell table:style-name="ce23" office:value-type="string" calcext:value-type="string">
            <text:p>Leakage</text:p>
          </table:table-cell>
          <table:table-cell table:style-name="ce27" office:value-type="string" calcext:value-type="string">
            <text:p>Fraction</text:p>
          </table:table-cell>
          <table:table-cell table:style-name="ce27" office:value-type="string" calcext:value-type="string">
            <text:p>=</text:p>
          </table:table-cell>
          <table:table-cell table:style-name="ce27"/>
          <table:table-cell table:style-name="ce33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37" calcext:value-type="float">
            <text:p>1.18237</text:p>
          </table:table-cell>
          <table:table-cell office:value-type="float" office:value="0.00042" calcext:value-type="float">
            <text:p>0.00042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91" calcext:value-type="float">
            <text:p>1.18291</text:p>
          </table:table-cell>
          <table:table-cell office:value-type="float" office:value="0.00051" calcext:value-type="float">
            <text:p>0.0005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" calcext:value-type="float">
            <text:p>1.1824</text:p>
          </table:table-cell>
          <table:table-cell office:value-type="float" office:value="0.00033" calcext:value-type="float">
            <text:p>0.0003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1.18245" calcext:value-type="float">
            <text:p>1.18245</text:p>
          </table:table-cell>
          <table:table-cell office:value-type="float" office:value="0.0003" calcext:value-type="float">
            <text:p>0.0003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Leakag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=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6:42:33.239741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1:31:53.563198727</meta:creation-date>
    <dc:date>2016-10-20T12:36:11.158716254</dc:date>
    <meta:editing-duration>P4DT18H5M24S</meta:editing-duration>
    <meta:editing-cycles>93</meta:editing-cycles>
    <meta:generator>LibreOffice/5.1.6.1.0$Linux_X86_64 LibreOffice_project/10$Build-1</meta:generator>
    <meta:document-statistic meta:table-count="2" meta:cell-count="716" meta:object-count="0"/>
  </office:meta>
</office:document-meta>
</file>